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fo:font-size="13pt" style:font-size-asian="13pt" style:font-size-complex="13pt"/>
    </style:style>
    <style:style style:name="P2" style:family="paragraph" style:parent-style-name="Heading_20_1">
      <style:paragraph-properties fo:text-align="center" style:justify-single-word="false"/>
    </style:style>
    <style:style style:name="P3" style:family="paragraph" style:parent-style-name="Text_20_body">
      <style:paragraph-properties fo:text-align="center" style:justify-single-word="false"/>
    </style:style>
    <style:style style:name="T1" style:family="text">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Viikkoraportti 16.5</text:h>
      <text:p text:style-name="P3"/>
      <text:h text:style-name="P1" text:outline-level="3">Mitä opin tällä viikolla?</text:h>
      <text:p text:style-name="Text_20_body"><text:span text:style-name="T1">Että edellisestä testienkirjoituskerrasta on aivan liian pitkä aika. Pitää vähän muistella, miten tuo JUnit toimi.</text:span></text:p>
      <text:p text:style-name="Text_20_body"><text:span text:style-name="T1"/></text:p>
      <text:h text:style-name="Heading_20_3" text:outline-level="3"><text:span text:style-name="T1">Mikä jäi epäselväksi?</text:span></text:h>
      <text:p text:style-name="Text_20_body"><text:span text:style-name="T1">Toistaiseksi ei ole ollut suurempia ongelmia. Työ on toistaiseksi ollut pseudokoodin aukikirjoitusta suurien kuvioiden miettimistä. Minimikeon implementointia Astariin voi jossain välissä joutua miettimään. Tosin lähinnä sen takia, ettei sitä esitetä suoraan TiRan luentomonisteessa.</text:span></text:p>
      <text:p text:style-name="Text_20_body"><text:span text:style-name="T1"/></text:p>
      <text:h text:style-name="Heading_20_3" text:outline-level="3"><text:span text:style-name="T1">Miten ohjelma on edistynyt?</text:span></text:h>
      <text:p text:style-name="Text_20_body"><text:span text:style-name="T1">Kohtalaisesti. Epämiellyttävin tehtävä (400 merkin labyrinttimatriisin rakentaminen) <text:s/>on takana, mutta itse koodista on valmiina vasta vähintään epämääräinen runko ja muutama algoritmin apumetodi.</text:span></text:p>
      <text:p text:style-name="Text_20_body"><text:span text:style-name="T1"/></text:p>
      <text:h text:style-name="Heading_20_3" text:outline-level="3"><text:span text:style-name="T1">Mitä teen seuraavaksi?</text:span></text:h>
      <text:p text:style-name="Text_20_body"><text:span text:style-name="T1">Kirjoitan reitinhakualgoritmin loppuun ja varmistan, että se toimii. Path-taulukkoa varten joudun luultavasti kirjoittamaan pienehkön tietorakenteen koordinaattiparien tallennusta varten. Toistaiseksi kaikki koodi on main-classissa, asialle pitäisi ehkä tehdä jot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uri Lode</meta:initial-creator>
    <meta:creation-date>2013-05-16T16:41:17.06</meta:creation-date>
    <dc:date>2013-05-16T17:25:08.54</dc:date>
    <dc:creator>Lauri Lode</dc:creator>
    <meta:editing-duration>PT12M50S</meta:editing-duration>
    <meta:editing-cycles>1</meta:editing-cycles>
    <meta:generator>OpenOffice.org/3.3$Win32 OpenOffice.org_project/330m20$Build-9567</meta:generator>
    <meta:document-statistic meta:table-count="0" meta:image-count="0" meta:object-count="0" meta:page-count="1" meta:paragraph-count="9" meta:word-count="114" meta:character-count="974"/>
  </office:meta>
</office:document-meta>
</file>